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cf8f" officeooo:paragraph-rsid="0000cf8f"/>
    </style:style>
    <style:style style:name="P2" style:family="paragraph" style:parent-style-name="Standard">
      <style:text-properties officeooo:rsid="00023d98" officeooo:paragraph-rsid="00023d98"/>
    </style:style>
    <style:style style:name="T1" style:family="text">
      <style:text-properties style:font-name="sans-serif"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walk – plans link from 2014-2015-2016</text:p>
      <text:p text:style-name="P1"/>
      <text:p text:style-name="P1">kill </text:p>
      <text:p text:style-name="P1"><text:s/>A, B (Unnamed:0) row #</text:p>
      <text:p text:style-name="P1">MetalLevel_2015</text:p>
      <text:p text:style-name="P1"/>
      <text:p text:style-name="P1"/>
      <text:p text:style-name="P1">State</text:p>
      <text:p text:style-name="P1">DentalPlan – Y N</text:p>
      <text:p text:style-name="P1">Unnamed: 0</text:p>
      <text:p text:style-name="P1">PlanID_2015 <text:s/>- long one</text:p>
      <text:p text:style-name="P1">IssuerID_2015 – 5 digit</text:p>
      <text:p text:style-name="P1">MultistatePlan_2015 N Y X (X is not a valid entry)</text:p>
      <text:p text:style-name="P1">ChildAdultOnly 0 =adult only and child only 1=child only 2=adult-only <text:s/>X</text:p>
      <text:p text:style-name="P2">FIPSCode = federal county code if broken down by County; should be no nulls;</text:p>
      <text:p text:style-name="P2">ZipCode – Zip if broken down to zip; 00000 = not entered</text:p>
      <text:p text:style-name="P2"/>
      <text:p text:style-name="P2">CrosswalkLevel 0,1,2,3,4,5</text:p>
      <text:p text:style-name="P2"><text:span text:style-name="T1">0 equals Crosswalking tothe same PlanID;</text:span></text:p>
      <text:p text:style-name="P2"><text:span text:style-name="T1">1 equals Crosswalking at the PlanID level;</text:span></text:p>
      <text:p text:style-name="P2"><text:span text:style-name="T1">2 equalsCrosswalking at the PlanID and county coverage level</text:span></text:p>
      <text:p text:style-name="P2"><text:span text:style-name="T1">3 equals Crosswalking zip-codelevel for one or more counties</text:span></text:p>
      <text:p text:style-name="P2"/>
      <text:p text:style-name="P2">For the 2015 -dataset</text:p>
      <text:p text:style-name="P2">4 = Discontinue2014 plan with no crosswalk(no re-enrollment offered in 2015)</text:p>
      <text:p text:style-name="P2">5 = equals 2014 Plan withdrawn prior to certification</text:p>
      <text:p text:style-name="P2"/>
      <text:p text:style-name="P2"><text:span text:style-name="T1">For the 2016dataset</text:span></text:p>
      <text:p text:style-name="P2">4 = Discontinue201 plan with no crosswalk(no re-enrollment offered in 2016)</text:p>
      <text:p text:style-name="P2">5 = equals 2014 Plan withdrawn prior to certific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47:45.231741164</meta:creation-date>
    <dc:date>2019-09-10T16:07:14.216697269</dc:date>
    <meta:editing-duration>PT9M28S</meta:editing-duration>
    <meta:editing-cycles>1</meta:editing-cycles>
    <meta:document-statistic meta:table-count="0" meta:image-count="0" meta:object-count="0" meta:page-count="1" meta:paragraph-count="24" meta:word-count="151" meta:character-count="941" meta:non-whitespace-character-count="806"/>
    <meta:generator>LibreOffice/6.0.7.3$Linux_X86_64 LibreOffice_project/00m0$Build-3</meta:generator>
  </office:meta>
</office:document-meta>
</file>